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Listadeservicios" style:family="table">
      <style:table-properties style:width="16.96cm" fo:margin-left="0.064cm" table:align="left"/>
    </style:style>
    <style:style style:name="Listadeservicios.A" style:family="table-column">
      <style:table-column-properties style:column-width="8.44cm"/>
    </style:style>
    <style:style style:name="Listadeservicios.B" style:family="table-column">
      <style:table-column-properties style:column-width="8.52cm"/>
    </style:style>
    <style:style style:name="Listadeservicios.A1" style:family="table-cell">
      <style:table-cell-properties fo:padding="0cm" fo:border="none" style:writing-mode="page"/>
    </style:style>
    <style:style style:name="P1" style:family="paragraph" style:parent-style-name="Standard">
      <style:paragraph-properties fo:text-align="justify" style:justify-single-word="false"/>
      <style:text-properties officeooo:rsid="0006d733" officeooo:paragraph-rsid="0006d733"/>
    </style:style>
    <style:style style:name="P2" style:family="paragraph" style:parent-style-name="Standard">
      <style:paragraph-properties fo:text-align="justify" style:justify-single-word="false"/>
      <style:text-properties officeooo:rsid="0006edf8" officeooo:paragraph-rsid="0006edf8"/>
    </style:style>
    <style:style style:name="P3" style:family="paragraph" style:parent-style-name="Standard">
      <style:paragraph-properties fo:text-align="justify" style:justify-single-word="false"/>
      <style:text-properties officeooo:rsid="0009afc3" officeooo:paragraph-rsid="0009afc3"/>
    </style:style>
    <style:style style:name="P4" style:family="paragraph" style:parent-style-name="Standard">
      <style:paragraph-properties fo:text-align="center" style:justify-single-word="false"/>
      <style:text-properties fo:font-size="24pt" fo:font-weight="bold" officeooo:rsid="0006d733" officeooo:paragraph-rsid="0006d733" style:font-size-asian="24pt" style:font-weight-asian="bold" style:font-size-complex="24pt" style:font-weight-complex="bold"/>
    </style:style>
    <style:style style:name="P5" style:family="paragraph" style:parent-style-name="Standard">
      <style:paragraph-properties fo:text-align="justify" style:justify-single-word="false"/>
      <style:text-properties officeooo:rsid="00103c24" officeooo:paragraph-rsid="00103c24"/>
    </style:style>
    <style:style style:name="P6" style:family="paragraph" style:parent-style-name="Table_20_Contents">
      <style:paragraph-properties fo:text-align="justify" style:justify-single-word="false"/>
      <style:text-properties officeooo:rsid="0006edf8" officeooo:paragraph-rsid="0006edf8"/>
    </style:style>
    <style:style style:name="P7" style:family="paragraph" style:parent-style-name="Table_20_Contents">
      <style:paragraph-properties fo:text-align="justify" style:justify-single-word="false"/>
      <style:text-properties officeooo:rsid="0007ec83" officeooo:paragraph-rsid="0007ec83"/>
    </style:style>
    <style:style style:name="P8" style:family="paragraph" style:parent-style-name="Table_20_Contents">
      <style:paragraph-properties fo:text-align="justify" style:justify-single-word="false"/>
      <style:text-properties officeooo:rsid="000846da" officeooo:paragraph-rsid="000846da"/>
    </style:style>
    <style:style style:name="P9" style:family="paragraph" style:parent-style-name="Table_20_Contents">
      <style:paragraph-properties fo:text-align="justify" style:justify-single-word="false"/>
      <style:text-properties officeooo:rsid="000b6ce9" officeooo:paragraph-rsid="000b6ce9"/>
    </style:style>
    <style:style style:name="P10" style:family="paragraph" style:parent-style-name="Table_20_Contents">
      <style:paragraph-properties fo:text-align="justify" style:justify-single-word="false"/>
      <style:text-properties officeooo:rsid="000eac4b" officeooo:paragraph-rsid="000eac4b"/>
    </style:style>
    <style:style style:name="P11" style:family="paragraph" style:parent-style-name="Table_20_Contents">
      <style:paragraph-properties fo:text-align="justify" style:justify-single-word="false"/>
      <style:text-properties officeooo:paragraph-rsid="0009afc3"/>
    </style:style>
    <style:style style:name="P12" style:family="paragraph" style:parent-style-name="Table_20_Contents">
      <style:paragraph-properties fo:text-align="justify" style:justify-single-word="false"/>
      <style:text-properties officeooo:paragraph-rsid="000846da"/>
    </style:style>
    <style:style style:name="P13" style:family="paragraph" style:parent-style-name="Table_20_Contents">
      <style:paragraph-properties fo:text-align="justify" style:justify-single-word="false"/>
      <style:text-properties officeooo:rsid="00122889" officeooo:paragraph-rsid="00122889"/>
    </style:style>
    <style:style style:name="P14" style:family="paragraph" style:parent-style-name="Standard" style:list-style-name="L1">
      <style:paragraph-properties fo:text-align="justify" style:justify-single-word="false"/>
      <style:text-properties officeooo:rsid="0006edf8" officeooo:paragraph-rsid="0006edf8"/>
    </style:style>
    <style:style style:name="P15" style:family="paragraph" style:parent-style-name="Standard" style:list-style-name="L2">
      <style:paragraph-properties fo:text-align="justify" style:justify-single-word="false"/>
      <style:text-properties officeooo:rsid="0009afc3" officeooo:paragraph-rsid="0009afc3"/>
    </style:style>
    <style:style style:name="P16" style:family="paragraph" style:parent-style-name="Standard" style:list-style-name="L2">
      <style:paragraph-properties fo:text-align="justify" style:justify-single-word="false"/>
      <style:text-properties officeooo:rsid="000b6ce9" officeooo:paragraph-rsid="000b6ce9"/>
    </style:style>
    <style:style style:name="P17" style:family="paragraph" style:parent-style-name="Standard" style:list-style-name="L2">
      <style:paragraph-properties fo:text-align="justify" style:justify-single-word="false"/>
      <style:text-properties officeooo:rsid="000cb9ce" officeooo:paragraph-rsid="000cb9ce"/>
    </style:style>
    <style:style style:name="P18" style:family="paragraph" style:parent-style-name="Standard" style:list-style-name="L2">
      <style:paragraph-properties fo:text-align="justify" style:justify-single-word="false"/>
      <style:text-properties officeooo:rsid="000eac4b" officeooo:paragraph-rsid="000eac4b"/>
    </style:style>
    <style:style style:name="P19" style:family="paragraph" style:parent-style-name="Standard" style:list-style-name="L2">
      <style:paragraph-properties fo:text-align="justify" style:justify-single-word="false"/>
      <style:text-properties officeooo:paragraph-rsid="000eac4b"/>
    </style:style>
    <style:style style:name="P20" style:family="paragraph" style:parent-style-name="Standard">
      <style:paragraph-properties fo:text-align="justify" style:justify-single-word="false"/>
      <style:text-properties officeooo:rsid="0013232c" officeooo:paragraph-rsid="0013232c"/>
    </style:style>
    <style:style style:name="P21" style:family="paragraph" style:parent-style-name="Standard">
      <style:paragraph-properties fo:text-align="justify" style:justify-single-word="false"/>
      <style:text-properties fo:font-size="14pt" fo:font-weight="bold" officeooo:rsid="0013232c" officeooo:paragraph-rsid="0013232c" style:font-size-asian="14pt" style:font-weight-asian="bold" style:font-size-complex="14pt" style:font-weight-complex="bold"/>
    </style:style>
    <style:style style:name="P22" style:family="paragraph" style:parent-style-name="Standard">
      <style:paragraph-properties fo:text-align="justify" style:justify-single-word="false"/>
      <style:text-properties officeooo:rsid="0006d733" officeooo:paragraph-rsid="0006d733"/>
    </style:style>
    <style:style style:name="P23" style:family="paragraph" style:parent-style-name="Standard">
      <style:paragraph-properties fo:text-align="justify" style:justify-single-word="false"/>
      <style:text-properties fo:font-size="24pt" fo:font-weight="bold" officeooo:rsid="0006d733" officeooo:paragraph-rsid="0006d733" style:font-size-asian="24pt" style:font-weight-asian="bold" style:font-size-complex="24pt" style:font-weight-complex="bold"/>
    </style:style>
    <style:style style:name="T1" style:family="text">
      <style:text-properties officeooo:rsid="000846da"/>
    </style:style>
    <style:style style:name="T2" style:family="text">
      <style:text-properties officeooo:rsid="0009afc3"/>
    </style:style>
    <style:style style:name="T3" style:family="text">
      <style:text-properties officeooo:rsid="000b6ce9"/>
    </style:style>
    <style:style style:name="T4" style:family="text">
      <style:text-properties officeooo:rsid="000cb9ce"/>
    </style:style>
    <style:style style:name="T5" style:family="text">
      <style:text-properties officeooo:rsid="000eac4b"/>
    </style:style>
    <style:style style:name="T6" style:family="text">
      <style:text-properties officeooo:rsid="00122889"/>
    </style:style>
    <style:style style:name="T7" style:family="text">
      <style:text-properties style:text-underline-style="solid" style:text-underline-width="auto" style:text-underline-color="font-color"/>
    </style:style>
    <style:style style:name="T8" style:family="text">
      <style:text-properties officeooo:rsid="001362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ariano Radusky</text:p>
      <text:p text:style-name="P1"/>
      <text:p text:style-name="P20">CUIT: 20-37457034-0</text:p>
      <text:p text:style-name="P20">Dirección: Roma 1039, Córdoba capital, Argentina</text:p>
      <text:p text:style-name="P20">mail: <text:a xlink:type="simple" xlink:href="mailto:mradusky@gmail.com" text:style-name="Internet_20_link" text:visited-style-name="Visited_20_Internet_20_Link">mradusky@gmail.com</text:a></text:p>
      <text:p text:style-name="P20">Teléfono: 351 789-4937</text:p>
      <text:p text:style-name="P1"/>
      <text:p text:style-name="P4">Presupuesto Web</text:p>
      <text:p text:style-name="P1"/>
      <text:p text:style-name="P1">Validez hasta: 30 de Noviembre de 2021</text:p>
      <text:p text:style-name="P1"/>
      <text:p text:style-name="P2">Presupuesto de sitio web para Runa Juyas con las siguientes características:</text:p>
      <text:p text:style-name="P2"/>
      <text:list xml:id="list4274911259" text:style-name="L1">
        <text:list-item>
          <text:p text:style-name="P14">Cinco páginas de contenido con espacio de galería de fotos, contacto, promociones, novedades y sobre la empresa.</text:p>
        </text:list-item>
      </text:list>
      <text:p text:style-name="P2"/>
      <text:p text:style-name="P5"/>
      <text:p text:style-name="P2"/>
      <table:table table:name="Listadeservicios" table:style-name="Listadeservicios">
        <table:table-column table:style-name="Listadeservicios.A"/>
        <table:table-column table:style-name="Listadeservicios.B"/>
        <table:table-row table:style-name="TableLine94581926227520">
          <table:table-cell table:style-name="Listadeservicios.A1" office:value-type="string">
            <text:p text:style-name="P6">Descripción</text:p>
          </table:table-cell>
          <table:table-cell table:style-name="Listadeservicios.A1" office:value-type="string">
            <text:p text:style-name="P6">Coste</text:p>
          </table:table-cell>
        </table:table-row>
        <table:table-row table:style-name="TableLine94581924866240">
          <table:table-cell table:style-name="Listadeservicios.A1" office:value-type="string">
            <text:p text:style-name="P6">Diseño del sitio</text:p>
          </table:table-cell>
          <table:table-cell table:style-name="Listadeservicios.A1" office:value-type="string">
            <text:p text:style-name="P8">$ <text:span text:style-name="T6">5.0</text:span>00</text:p>
          </table:table-cell>
        </table:table-row>
        <table:table-row table:style-name="TableLine94581924866704">
          <table:table-cell table:style-name="Listadeservicios.A1" office:value-type="string">
            <text:p text:style-name="P7">Adaptación de imágenes</text:p>
          </table:table-cell>
          <table:table-cell table:style-name="Listadeservicios.A1" office:value-type="string">
            <text:p text:style-name="P8">$ <text:span text:style-name="T6">4.2</text:span>00</text:p>
          </table:table-cell>
        </table:table-row>
        <table:table-row table:style-name="TableLine94581924867456">
          <table:table-cell table:style-name="Listadeservicios.A1" office:value-type="string">
            <text:p text:style-name="P8">Desarrollo de sitio web</text:p>
          </table:table-cell>
          <table:table-cell table:style-name="Listadeservicios.A1" office:value-type="string">
            <text:p text:style-name="P12"><text:span text:style-name="T1">$ </text:span><text:span text:style-name="T6">30.000</text:span></text:p>
          </table:table-cell>
        </table:table-row>
        <table:table-row table:style-name="TableLine94581924868304">
          <table:table-cell table:style-name="Listadeservicios.A1" office:value-type="string">
            <text:p text:style-name="P9">Carga de contenido</text:p>
          </table:table-cell>
          <table:table-cell table:style-name="Listadeservicios.A1" office:value-type="string">
            <text:p text:style-name="P9">$ <text:span text:style-name="T6">3.2</text:span>00</text:p>
          </table:table-cell>
        </table:table-row>
        <table:table-row table:style-name="TableLine94581924869104">
          <table:table-cell table:style-name="Listadeservicios.A1" office:value-type="string">
            <text:p text:style-name="P8">Configuración de SEO</text:p>
          </table:table-cell>
          <table:table-cell table:style-name="Listadeservicios.A1" office:value-type="string">
            <text:p text:style-name="P8">$ <text:span text:style-name="T6">1.500</text:span></text:p>
          </table:table-cell>
        </table:table-row>
        <table:table-row table:style-name="TableLine94581924869856">
          <table:table-cell table:style-name="Listadeservicios.A1" office:value-type="string">
            <text:p text:style-name="P10">Busqueda de hosting</text:p>
          </table:table-cell>
          <table:table-cell table:style-name="Listadeservicios.A1" office:value-type="string">
            <text:p text:style-name="P10">$ <text:span text:style-name="T6">4.8</text:span>00</text:p>
          </table:table-cell>
        </table:table-row>
        <table:table-row table:style-name="TableLine94581924870656">
          <table:table-cell table:style-name="Listadeservicios.A1" office:value-type="string">
            <text:p text:style-name="P8">Configuración de Hosting</text:p>
          </table:table-cell>
          <table:table-cell table:style-name="Listadeservicios.A1" office:value-type="string">
            <text:p text:style-name="P8">$ <text:span text:style-name="T6">2.500</text:span></text:p>
          </table:table-cell>
        </table:table-row>
        <table:table-row table:style-name="TableLine94581924871456">
          <table:table-cell table:style-name="Listadeservicios.A1" office:value-type="string">
            <text:p text:style-name="P8">Total</text:p>
          </table:table-cell>
          <table:table-cell table:style-name="Listadeservicios.A1" office:value-type="string">
            <text:p text:style-name="P11"><text:span text:style-name="T2">$ </text:span><text:span text:style-name="T6">51.200</text:span></text:p>
          </table:table-cell>
        </table:table-row>
      </table:table>
      <text:p text:style-name="P2"/>
      <text:p text:style-name="P21">Tiempo estimado de entrega: 8 días <text:span text:style-name="T8">h</text:span>ábiles</text:p>
      <text:p text:style-name="P2"/>
      <text:list xml:id="list3338949567" text:style-name="L2">
        <text:list-item>
          <text:p text:style-name="P15">Diseño del sitio: Consiste en generar un esquema tentativo del sitio web solicitado que permita establecer las pautas que se deben seguir para el desarrollo del sitio. Tras ser creado el esquema se le entregará al cliente con la finalidad de obtener un feedback que permita realizar los ajustes necesarios antes de comenzar el desarrollo.</text:p>
        </text:list-item>
        <text:list-item>
          <text:p text:style-name="P15">Adaptación de las imágenes: Debido a las características de las imáge<text:span text:style-name="T4">ne</text:span>s provistas por el cliente, es necesario realizar una revisión, clasificación y transformación que optimicen el uso del espacio contratado por el cliente. <text:span text:style-name="T3">En esta etapa el cliente debe confirmar que las imágenes son las correctas y debe establecer un </text:span><text:span text:style-name="T4">o</text:span><text:span text:style-name="T3">rden de importancia para </text:span><text:span text:style-name="T4">definir en qué sección serán utilizadas.</text:span></text:p>
        </text:list-item>
        <text:list-item>
          <text:p text:style-name="P16">Desarrollo de sitio web: Etapa de creación y programación del sitio.</text:p>
        </text:list-item>
        <text:list-item>
          <text:p text:style-name="P17">Configuración de SEO: Consiste en establecer los mecanismos que permiten a los motores de búsqueda y así facilitar el alcance a los clientes objetivo.</text:p>
        </text:list-item>
        <text:list-item>
          <text:p text:style-name="P18">Búsqueda de hosting: Se le proveerá alternativas para el alojamiento del sitio web que se ajuste a las necesidades del sitio. En este momento el cliente tendrá que tomar la decisión del servidor elegido así como la adquisición del dominio.</text:p>
        </text:list-item>
        <text:list-item>
          <text:p text:style-name="P19"><text:span text:style-name="T5">Configuración de hosting: Carga de información a hosting elegido y puesta en marcha de la página.</text:span><text:span text:style-name="T4"> </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6T18:47:56.303841709</meta:creation-date>
    <dc:date>2021-11-17T11:41:15.668118553</dc:date>
    <meta:editing-duration>PT14M36S</meta:editing-duration>
    <meta:editing-cycles>3</meta:editing-cycles>
    <meta:generator>LibreOffice/6.4.7.2$Linux_X86_64 LibreOffice_project/40$Build-2</meta:generator>
    <meta:document-statistic meta:table-count="1" meta:image-count="0" meta:object-count="0" meta:page-count="1" meta:paragraph-count="34" meta:word-count="313" meta:character-count="1926" meta:non-whitespace-character-count="1653"/>
  </office:meta>
</office:document-meta>
</file>